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67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textarea-horizontal-align="justify" draw:textarea-vertical-align="middle" draw:auto-grow-height="false" fo:min-height="2.252cm" fo:min-width="2.502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6cm" fo:min-width="3.41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draw:fill="none" fo:min-height="0.78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2.013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58cm" fo:min-width="1.697cm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35cm" svg:stroke-color="#00a933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b2b2b2" draw:fill-color="#00a933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0cm" fo:min-width="0cm" loext:decorative="false"/>
    </style:style>
    <style:style style:name="gr14" style:family="graphic" style:parent-style-name="objectwithoutfill">
      <style:graphic-properties svg:stroke-width="0.035cm" svg:stroke-color="#00a933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ff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svg:stroke-width="0.035cm" svg:stroke-color="#00a933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35cm" svg:stroke-color="#00a933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cccccc" loext:opacity="100%"/>
    </style:style>
    <style:style style:name="P3" style:family="paragraph">
      <style:text-properties fo:color="#b2b2b2" loext:opacity="100%" fo:font-size="19.3999996185303pt"/>
    </style:style>
    <style:style style:name="P4" style:family="paragraph">
      <loext:graphic-properties draw:fill="none" draw:fill-color="#ffffff"/>
      <style:text-properties fo:color="#b2b2b2" loext:opacity="100%" fo:font-size="19.3999996185303pt"/>
    </style:style>
    <style:style style:name="P5" style:family="paragraph">
      <loext:graphic-properties draw:fill="none"/>
      <style:paragraph-properties fo:text-align="center"/>
      <style:text-properties fo:color="#ff0000" loext:opacity="100%"/>
    </style:style>
    <style:style style:name="P6" style:family="paragraph">
      <style:text-properties fo:color="#2a6099" loext:opacity="100%" style:font-name="Liberation Mono" fo:font-size="19.3999996185303pt"/>
    </style:style>
    <style:style style:name="P7" style:family="paragraph">
      <loext:graphic-properties draw:fill="none" draw:fill-color="#ffffff"/>
      <style:text-properties fo:color="#2a6099" loext:opacity="100%" style:font-name="Liberation Mono" fo:font-size="19.3999996185303pt"/>
    </style:style>
    <style:style style:name="P8" style:family="paragraph">
      <style:text-properties fo:font-size="19.3999996185303pt"/>
    </style:style>
    <style:style style:name="P9" style:family="paragraph">
      <loext:graphic-properties draw:fill="none"/>
      <style:text-properties fo:font-size="19.3999996185303pt"/>
    </style:style>
    <style:style style:name="P10" style:family="paragraph">
      <style:text-properties fo:font-size="15.1000003814697pt"/>
    </style:style>
    <style:style style:name="P11" style:family="paragraph">
      <loext:graphic-properties draw:fill="none" draw:fill-color="#ffffff"/>
      <style:text-properties style:font-name="Liberation Mono" fo:font-size="15.1000003814697pt"/>
    </style:style>
    <style:style style:name="P12" style:family="paragraph">
      <loext:graphic-properties draw:fill-color="#00a933"/>
      <style:paragraph-properties fo:text-align="center"/>
    </style:style>
    <style:style style:name="P13" style:family="paragraph">
      <loext:graphic-properties draw:fill-color="#ff0000"/>
      <style:paragraph-properties fo:text-align="center"/>
      <style:text-properties fo:color="#cccccc" loext:opacity="100%"/>
    </style:style>
    <style:style style:name="P14" style:family="paragraph">
      <style:text-properties fo:font-weight="bold"/>
    </style:style>
    <style:style style:name="P15" style:family="paragraph">
      <loext:graphic-properties draw:fill="none" draw:fill-color="#ffffff"/>
      <style:text-properties fo:font-weight="bold"/>
    </style:style>
    <style:style style:name="P16" style:family="paragraph">
      <style:text-properties fo:color="#ff0000" loext:opacity="100%" fo:font-size="10pt"/>
    </style:style>
    <style:style style:name="P17" style:family="paragraph">
      <loext:graphic-properties draw:fill="none" draw:fill-color="#ffffff"/>
      <style:text-properties fo:color="#ff0000" loext:opacity="100%" fo:font-size="10pt" style:font-size-asian="14pt" style:font-size-complex="14pt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text-properties fo:color="#00a933" loext:opacity="100%" fo:font-size="10pt" style:font-size-asian="14pt" style:font-size-complex="14pt"/>
    </style:style>
    <style:style style:name="T1" style:family="text">
      <style:text-properties style:font-name="Liberation Mono"/>
    </style:style>
    <style:style style:name="T2" style:family="text">
      <style:text-properties style:font-size-asian="14pt" style:font-size-complex="14pt"/>
    </style:style>
    <style:style style:name="T3" style:family="text">
      <style:text-properties fo:color="#00a933" loext:opacity="100%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863cm" svg:y1="2.651cm" svg:x2="8.863cm" svg:y2="8.137cm">
          <text:p/>
        </draw:line>
        <draw:line draw:style-name="gr1" draw:text-style-name="P1" draw:layer="layout" svg:x1="10.295cm" svg:y1="2.653cm" svg:x2="10.295cm" svg:y2="8.139cm">
          <text:p/>
        </draw:line>
        <draw:line draw:style-name="gr1" draw:text-style-name="P1" draw:layer="layout" svg:x1="11.666cm" svg:y1="2.651cm" svg:x2="11.666cm" svg:y2="8.137cm">
          <text:p/>
        </draw:line>
        <draw:line draw:style-name="gr1" draw:text-style-name="P1" draw:layer="layout" svg:x1="13.099cm" svg:y1="2.653cm" svg:x2="13.099cm" svg:y2="8.139cm">
          <text:p/>
        </draw:line>
        <draw:line draw:style-name="gr1" draw:text-style-name="P2" draw:layer="layout" svg:x1="8.353cm" svg:y1="3.193cm" svg:x2="13.715cm" svg:y2="3.193cm">
          <text:p/>
        </draw:line>
        <draw:line draw:style-name="gr1" draw:text-style-name="P1" draw:layer="layout" svg:x1="8.354cm" svg:y1="4.597cm" svg:x2="13.716cm" svg:y2="4.597cm">
          <text:p/>
        </draw:line>
        <draw:line draw:style-name="gr1" draw:text-style-name="P1" draw:layer="layout" svg:x1="8.353cm" svg:y1="5.934cm" svg:x2="13.715cm" svg:y2="5.934cm">
          <text:p/>
        </draw:line>
        <draw:line draw:style-name="gr1" draw:text-style-name="P1" draw:layer="layout" svg:x1="8.354cm" svg:y1="7.338cm" svg:x2="13.716cm" svg:y2="7.338cm">
          <text:p/>
        </draw:line>
        <draw:frame draw:style-name="gr2" draw:text-style-name="P4" draw:layer="layout" svg:width="1.174cm" svg:height="1.036cm" svg:x="8.218cm" svg:y="8.196cm">
          <draw:text-box>
            <text:p text:style-name="P3">-1</text:p>
          </draw:text-box>
        </draw:frame>
        <draw:frame draw:style-name="gr3" draw:text-style-name="P4" draw:layer="layout" svg:width="0.94cm" svg:height="1.036cm" svg:x="9.785cm" svg:y="8.196cm">
          <draw:text-box>
            <text:p text:style-name="P3">0</text:p>
          </draw:text-box>
        </draw:frame>
        <draw:frame draw:style-name="gr3" draw:text-style-name="P4" draw:layer="layout" svg:width="0.94cm" svg:height="1.036cm" svg:x="11.234cm" svg:y="8.196cm">
          <draw:text-box>
            <text:p text:style-name="P3">1</text:p>
          </draw:text-box>
        </draw:frame>
        <draw:frame draw:style-name="gr3" draw:text-style-name="P4" draw:layer="layout" svg:width="0.94cm" svg:height="1.036cm" svg:x="12.685cm" svg:y="8.196cm">
          <draw:text-box>
            <text:p text:style-name="P3">2</text:p>
          </draw:text-box>
        </draw:frame>
        <draw:frame draw:style-name="gr3" draw:text-style-name="P4" draw:layer="layout" svg:width="0.94cm" svg:height="1.036cm" svg:x="13.661cm" svg:y="4.051cm">
          <draw:text-box>
            <text:p text:style-name="P3">0</text:p>
          </draw:text-box>
        </draw:frame>
        <draw:frame draw:style-name="gr4" draw:text-style-name="P4" draw:layer="layout" svg:width="0.94cm" svg:height="1.036cm" svg:x="13.782cm" svg:y="5.424cm">
          <draw:text-box>
            <text:p text:style-name="P3">1</text:p>
          </draw:text-box>
        </draw:frame>
        <draw:frame draw:style-name="gr3" draw:text-style-name="P4" draw:layer="layout" svg:width="0.94cm" svg:height="1.036cm" svg:x="13.782cm" svg:y="6.799cm">
          <draw:text-box>
            <text:p text:style-name="P3">2</text:p>
          </draw:text-box>
        </draw:frame>
        <draw:frame draw:style-name="gr2" draw:text-style-name="P4" draw:layer="layout" svg:width="1.174cm" svg:height="1.036cm" svg:x="13.548cm" svg:y="2.676cm">
          <draw:text-box>
            <text:p text:style-name="P3">-1</text:p>
          </draw:text-box>
        </draw:frame>
        <draw:custom-shape draw:style-name="gr5" draw:text-style-name="P5" draw:layer="layout" svg:width="3.054cm" svg:height="2.554cm" svg:x="9.564cm" svg:y="4.00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912cm" svg:height="1.046cm" svg:x="9.089cm" svg:y="6.486cm">
          <draw:text-box>
            <text:p text:style-name="P6">grid_ctx</text:p>
          </draw:text-box>
        </draw:frame>
        <draw:g draw:style-name="gr7" xml:id="id1" draw:id="id1">
          <draw:frame draw:style-name="gr8" draw:text-style-name="P9" draw:layer="layout" svg:width="1.426cm" svg:height="1.037cm" svg:x="1.264cm" svg:y="2.215cm">
            <draw:text-box>
              <text:p text:style-name="P8">⚙</text:p>
            </draw:text-box>
          </draw:frame>
          <draw:frame draw:style-name="gr9" draw:text-style-name="P11" draw:layer="layout" svg:width="2.513cm" svg:height="0.872cm" svg:x="0.793cm" svg:y="3.191cm">
            <draw:text-box>
              <text:p text:style-name="P10"><text:span text:style-name="T1">iam=0</text:span><text:span text:style-name="T1">;</text:span></text:p>
            </draw:text-box>
          </draw:frame>
          <draw:custom-shape draw:style-name="gr10" draw:text-style-name="P1" draw:layer="layout" svg:width="2.249cm" svg:height="1.882cm" svg:x="0.793cm" svg:y="2.204cm">
            <text:p/>
            <draw:enhanced-geometry svg:viewBox="0 0 21600 21600" draw:type="rectangle" draw:enhanced-path="M 0 0 L 21600 0 21600 21600 0 21600 0 0 Z N"/>
          </draw:custom-shape>
        </draw:g>
        <draw:g draw:style-name="gr7" xml:id="id7" draw:id="id7">
          <draw:frame draw:style-name="gr8" draw:text-style-name="P9" draw:layer="layout" svg:width="1.426cm" svg:height="1.037cm" svg:x="1.207cm" svg:y="4.479cm">
            <draw:text-box>
              <text:p text:style-name="P8">⚙</text:p>
            </draw:text-box>
          </draw:frame>
          <draw:frame draw:style-name="gr9" draw:text-style-name="P11" draw:layer="layout" svg:width="2.513cm" svg:height="0.872cm" svg:x="0.736cm" svg:y="5.455cm">
            <draw:text-box>
              <text:p text:style-name="P10"><text:span text:style-name="T1">iam=2</text:span><text:span text:style-name="T1">;</text:span></text:p>
            </draw:text-box>
          </draw:frame>
          <draw:custom-shape draw:style-name="gr10" draw:text-style-name="P1" draw:layer="layout" svg:width="2.249cm" svg:height="1.882cm" svg:x="0.736cm" svg:y="4.468cm">
            <text:p/>
            <draw:enhanced-geometry svg:viewBox="0 0 21600 21600" draw:type="rectangle" draw:enhanced-path="M 0 0 L 21600 0 21600 21600 0 21600 0 0 Z N"/>
          </draw:custom-shape>
        </draw:g>
        <draw:g draw:style-name="gr7" xml:id="id3" draw:id="id3">
          <draw:frame draw:style-name="gr8" draw:text-style-name="P9" draw:layer="layout" svg:width="1.426cm" svg:height="1.037cm" svg:x="3.824cm" svg:y="2.215cm">
            <draw:text-box>
              <text:p text:style-name="P8">⚙</text:p>
            </draw:text-box>
          </draw:frame>
          <draw:frame draw:style-name="gr9" draw:text-style-name="P11" draw:layer="layout" svg:width="2.513cm" svg:height="0.872cm" svg:x="3.353cm" svg:y="3.191cm">
            <draw:text-box>
              <text:p text:style-name="P10"><text:span text:style-name="T1">i</text:span><text:span text:style-name="T1">a</text:span><text:span text:style-name="T1">m</text:span><text:span text:style-name="T1">=</text:span><text:span text:style-name="T1">1</text:span><text:span text:style-name="T1">;</text:span></text:p>
            </draw:text-box>
          </draw:frame>
          <draw:custom-shape draw:style-name="gr10" draw:text-style-name="P1" draw:layer="layout" svg:width="2.249cm" svg:height="1.882cm" svg:x="3.353cm" svg:y="2.204cm">
            <text:p/>
            <draw:enhanced-geometry svg:viewBox="0 0 21600 21600" draw:type="rectangle" draw:enhanced-path="M 0 0 L 21600 0 21600 21600 0 21600 0 0 Z N"/>
          </draw:custom-shape>
        </draw:g>
        <draw:g draw:style-name="gr7" xml:id="id9" draw:id="id9">
          <draw:frame draw:style-name="gr8" draw:text-style-name="P9" draw:layer="layout" svg:width="1.426cm" svg:height="1.037cm" svg:x="3.764cm" svg:y="4.479cm">
            <draw:text-box>
              <text:p text:style-name="P8">⚙</text:p>
            </draw:text-box>
          </draw:frame>
          <draw:frame draw:style-name="gr9" draw:text-style-name="P11" draw:layer="layout" svg:width="2.513cm" svg:height="0.872cm" svg:x="3.293cm" svg:y="5.455cm">
            <draw:text-box>
              <text:p text:style-name="P10"><text:span text:style-name="T1">iam=3;</text:span></text:p>
            </draw:text-box>
          </draw:frame>
          <draw:custom-shape draw:style-name="gr10" draw:text-style-name="P1" draw:layer="layout" svg:width="2.249cm" svg:height="1.882cm" svg:x="3.293cm" svg:y="4.468cm">
            <text:p/>
            <draw:enhanced-geometry svg:viewBox="0 0 21600 21600" draw:type="rectangle" draw:enhanced-path="M 0 0 L 21600 0 21600 21600 0 21600 0 0 Z N"/>
          </draw:custom-shape>
        </draw:g>
        <draw:g draw:style-name="gr7" xml:id="id5" draw:id="id5">
          <draw:frame draw:style-name="gr8" draw:text-style-name="P9" draw:layer="layout" svg:width="1.426cm" svg:height="1.037cm" svg:x="1.192cm" svg:y="6.61cm">
            <draw:text-box>
              <text:p text:style-name="P8">⚙</text:p>
            </draw:text-box>
          </draw:frame>
          <draw:frame draw:style-name="gr9" draw:text-style-name="P11" draw:layer="layout" svg:width="2.513cm" svg:height="0.872cm" svg:x="0.721cm" svg:y="7.586cm">
            <draw:text-box>
              <text:p text:style-name="P10"><text:span text:style-name="T1">iam=4;</text:span></text:p>
            </draw:text-box>
          </draw:frame>
          <draw:custom-shape draw:style-name="gr10" draw:text-style-name="P1" draw:layer="layout" svg:width="2.249cm" svg:height="1.882cm" svg:x="0.721cm" svg:y="6.599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draw:type="curve" svg:x1="2.049cm" svg:y1="2.204cm" svg:x2="10.309cm" svg:y2="4.429cm" draw:start-shape="id1" draw:start-glue-point="0" draw:end-shape="id2" draw:end-glue-point="4" svg:d="M2049 2204c0-790 8260-1903 8260 2225" svg:viewBox="0 0 8261 2982">
          <text:p/>
        </draw:connector>
        <draw:custom-shape draw:style-name="gr12" draw:text-style-name="P12" xml:id="id2" draw:id="id2" draw:layer="layout" svg:width="0.323cm" svg:height="0.323cm" svg:x="10.14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4" draw:id="id4" draw:layer="layout" svg:width="0.323cm" svg:height="0.323cm" svg:x="11.4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8" draw:id="id8" draw:layer="layout" svg:width="0.323cm" svg:height="0.323cm" svg:x="10.147cm" svg:y="5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0" draw:id="id10" draw:layer="layout" svg:width="0.323cm" svg:height="0.323cm" svg:x="11.517cm" svg:y="5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0.323cm" svg:height="0.323cm" svg:x="8.709cm" svg:y="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4.609cm" svg:y1="2.204cm" svg:x2="11.632cm" svg:y2="4.429cm" draw:start-shape="id3" draw:start-glue-point="0" draw:end-shape="id4" draw:end-glue-point="4" svg:d="M4609 2204c0-790 7023-1903 7023 2225" svg:viewBox="0 0 7024 2982">
          <text:p/>
        </draw:connector>
        <draw:connector draw:style-name="gr15" draw:text-style-name="P1" draw:layer="layout" draw:type="curve" svg:x1="1.977cm" svg:y1="8.481cm" svg:x2="8.871cm" svg:y2="3.354cm" draw:start-shape="id5" draw:start-glue-point="2" draw:end-shape="id6" draw:end-glue-point="8" svg:d="M1977 8481c0 790 6894 3354 6894-5127" svg:viewBox="0 0 6895 6113">
          <text:p/>
        </draw:connector>
        <draw:connector draw:style-name="gr16" draw:text-style-name="P1" draw:layer="layout" draw:type="curve" svg:x1="1.992cm" svg:y1="4.468cm" svg:x2="10.194cm" svg:y2="5.82cm" draw:start-shape="id7" draw:start-glue-point="0" draw:end-shape="id8" draw:end-glue-point="5" svg:d="M1992 4468c0-790 8202-1466 8202 1352" svg:viewBox="0 0 8203 2042">
          <text:p/>
        </draw:connector>
        <draw:connector draw:style-name="gr17" draw:text-style-name="P1" draw:layer="layout" draw:type="curve" svg:x1="4.549cm" svg:y1="4.468cm" svg:x2="11.679cm" svg:y2="5.773cm" draw:start-shape="id9" draw:start-glue-point="0" draw:end-shape="id10" draw:end-glue-point="4" svg:d="M4549 4468c0-790 7130-1443 7130 1305" svg:viewBox="0 0 7131 1992">
          <text:p/>
        </draw:connector>
        <draw:frame draw:style-name="gr18" draw:text-style-name="P15" draw:layer="layout" svg:width="3.669cm" svg:height="0.962cm" svg:x="0.81cm" svg:y="0.132cm">
          <draw:text-box>
            <text:p text:style-name="P14">Processes</text:p>
          </draw:text-box>
        </draw:frame>
        <draw:frame draw:style-name="gr18" draw:text-style-name="P15" draw:layer="layout" svg:width="4.346cm" svg:height="0.962cm" svg:x="9.075cm" svg:y="0.163cm">
          <draw:text-box>
            <text:p text:style-name="P14">Process grid</text:p>
          </draw:text-box>
        </draw:frame>
        <draw:frame draw:style-name="gr18" draw:text-style-name="P17" draw:layer="layout" svg:width="1.463cm" svg:height="0.645cm" svg:x="7.546cm" svg:y="2.486cm">
          <draw:text-box>
            <text:p text:style-name="P16"><text:span text:style-name="T2">(-1,-1)</text:span></text:p>
          </draw:text-box>
        </draw:frame>
        <draw:frame draw:style-name="gr19" draw:text-style-name="P19" draw:layer="layout" svg:width="1.226cm" svg:height="0.645cm" svg:x="10.091cm" svg:y="4.563cm">
          <draw:text-box>
            <text:p text:style-name="P18"><text:span text:style-name="T3">(0,0)</text:span></text:p>
          </draw:text-box>
        </draw:frame>
        <draw:frame draw:style-name="gr19" draw:text-style-name="P19" draw:layer="layout" svg:width="1.226cm" svg:height="0.645cm" svg:x="11.482cm" svg:y="4.55cm">
          <draw:text-box>
            <text:p text:style-name="P18"><text:span text:style-name="T3">(0,1)</text:span></text:p>
          </draw:text-box>
        </draw:frame>
        <draw:frame draw:style-name="gr19" draw:text-style-name="P19" draw:layer="layout" svg:width="1.226cm" svg:height="0.645cm" svg:x="10.179cm" svg:y="5.9cm">
          <draw:text-box>
            <text:p text:style-name="P18"><text:span text:style-name="T3">(1,0)</text:span></text:p>
          </draw:text-box>
        </draw:frame>
        <draw:frame draw:style-name="gr19" draw:text-style-name="P19" draw:layer="layout" svg:width="1.226cm" svg:height="0.645cm" svg:x="11.53cm" svg:y="5.867cm">
          <draw:text-box>
            <text:p text:style-name="P18"><text:span text:style-name="T3">(1,1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8:06:12.847158161</meta:creation-date>
    <dc:date>2024-08-29T08:26:45.068768603</dc:date>
    <meta:editing-duration>PT20M31S</meta:editing-duration>
    <meta:editing-cycles>3</meta:editing-cycles>
    <meta:generator>LibreOffice/7.6.7.2$Linux_X86_64 LibreOffice_project/60$Build-2</meta:generator>
    <meta:document-statistic meta:object-count="55"/>
  </office:meta>
</office:document-meta>
</file>